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draw:auto-grow-height="true" fo:min-height="3cm"/>
      <style:paragraph-properties style:writing-mode="lr-tb"/>
    </style:style>
    <style:style style:name="pr2" style:family="presentation" style:parent-style-name="Impress-subtitle">
      <style:graphic-properties draw:fill-color="#ffffff" draw:auto-grow-height="true" fo:min-height="2.04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fo:min-height="2.63cm"/>
      <style:paragraph-properties style:writing-mode="lr-tb"/>
    </style:style>
    <style:style style:name="pr5" style:family="presentation" style:parent-style-name="Impress1-outline1">
      <style:graphic-properties draw:textarea-vertical-align="middle"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outline1">
      <style:graphic-properties fo:min-height="8.88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  <style:text-properties fo:font-size="28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373cm" fo:text-indent="0cm"/>
    </style:style>
    <style:style style:name="T1" style:family="text">
      <style:text-properties fo:font-size="24pt" fo:font-weight="bold" style:font-weight-asian="bold" style:font-weight-complex="bold"/>
    </style:style>
    <style:style style:name="T2" style:family="text">
      <style:text-properties fo:font-size="28pt" style:font-size-asian="26pt" style:font-size-complex="26pt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cm" svg:x="2.198cm" svg:y="8.549cm" presentation:class="title">
          <draw:text-box>
            <text:p>Day 10</text:p>
          </draw:text-box>
        </draw:frame>
        <draw:frame presentation:style-name="pr2" draw:text-style-name="P2" draw:layer="layout" svg:width="23.8cm" svg:height="2.048cm" svg:x="2.198cm" svg:y="12.299cm" presentation:class="subtitle">
          <draw:text-box>
            <text:p><text:span text:style-name="T1">Final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Why a project?</text:p>
          </draw:text-box>
        </draw:frame>
        <draw:frame presentation:style-name="pr5" draw:text-style-name="P1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Show yourself that you can code</text:p>
              </text:list-item>
              <text:list-item>
                <text:p>See what longer projects are like</text:p>
              </text:list-item>
              <text:list-item>
                <text:p>Get feedback on strengths and weaknesses</text:p>
              </text:list-item>
              <text:list-item>
                <text:p>Give UiT some proof you deserve credits or a cert :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Deadline</text:p>
          </draw:text-box>
        </draw:frame>
        <draw:frame presentation:style-name="pr5" draw:text-style-name="P5" draw:layer="layout" svg:width="24.001cm" svg:height="9.135cm" svg:x="1.999cm" svg:y="4.499cm" presentation:class="outline" presentation:user-transformed="true">
          <draw:text-box>
            <text:list text:style-name="L3">
              <text:list-item>
                <text:p><text:span text:style-name="T2">~ 4 weeks to turn it in</text:span></text:p>
              </text:list-item>
              <text:list-item>
                <text:p><text:span text:style-name="T2">Deadline: 07.06. at 23:59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Content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A short, self-contained program</text:p>
              </text:list-item>
              <text:list-item>
                <text:p>Use whatever packages you like</text:p>
              </text:list-item>
              <text:list-item>
                <text:p>Has some relevance for life-sciences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Option 1: Analysis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End to end analysis of a dataset (own or not)</text:p>
              </text:list-item>
              <text:list-item>
                <text:p>Submit as script or Jupyter notebook</text:p>
              </text:list-item>
              <text:list-item>
                <text:p>Data handling </text:p>
              </text:list-item>
              <text:list-item>
                <text:p>Statistics &amp; Analysis</text:p>
              </text:list-item>
              <text:list-item>
                <text:p>Visual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Example: Analysis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I took the UC data provided</text:p>
              </text:list-item>
              <text:list-item>
                <text:p>Filtered it according to what I needed</text:p>
              </text:list-item>
              <text:list-item>
                <text:p>Found the changed genes according to condition</text:p>
              </text:list-item>
              <text:list-item>
                <text:p>Plotted all of them</text:p>
              </text:list-item>
              <text:list-item>
                <text:p>Made a summarizing visualiz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Example: Analysis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You take the corona virus data</text:p>
              </text:list-item>
              <text:list-item>
                <text:p>Compare the trajectories for different countries</text:p>
              </text:list-item>
              <text:list-item>
                <text:p>Different plots to show different aspects</text:p>
              </text:list-item>
              <text:list-item>
                <text:p>Maybe correlation analyses?!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Option 2: Tool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A tool that does some function for you</text:p>
              </text:list-item>
              <text:list-item>
                <text:p>Submit as script</text:p>
              </text:list-item>
              <text:list-item>
                <text:p>Specifies input file format</text:p>
              </text:list-item>
              <text:list-item>
                <text:p>Processes input</text:p>
              </text:list-item>
              <text:list-item>
                <text:p>Generates an output, preferably visual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Example: Tool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Tool takes a number of Blast sequences as input</text:p>
              </text:list-item>
              <text:list-item>
                <text:p>Blasts each sequence and takes the top hit</text:p>
              </text:list-item>
              <text:list-item>
                <text:p>Makes a distribution of species based on the top hit</text:p>
              </text:list-item>
              <text:list-item>
                <text:p>Calculates the percentage distribution</text:p>
              </text:list-item>
              <text:list-item>
                <text:p>Plots th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Example: Tool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Tool downloads the newest data on flu / corona virus / whatever</text:p>
              </text:list-item>
              <text:list-item>
                <text:p>Visualizes trajectory based on countries</text:p>
              </text:list-item>
              <text:list-item>
                <text:p>Automatically spits out the most useful visualizations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Option 3: Some other cool idea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You have some other cool idea</text:p>
              </text:list-item>
              <text:list-item>
                <text:p>You develop a working prototype of it</text:p>
              </text:list-item>
              <text:list-item>
                <text:p>As long as it’s comparable work</text:p>
              </text:list-item>
              <text:list-item>
                <text:p>And fits into Life Science somehow</text:p>
              </text:list-item>
              <text:list-item>
                <text:p>Maybe it’s teaching</text:p>
              </text:list-item>
              <text:list-item>
                <text:p>Or something el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Basic requirements</text:p>
          </draw:text-box>
        </draw:frame>
        <draw:frame presentation:style-name="pr7" draw:text-style-name="P1" draw:layer="layout" svg:width="24.001cm" svg:height="9.135cm" svg:x="1.999cm" svg:y="4.499cm" presentation:class="outline">
          <draw:text-box>
            <text:list text:style-name="L3">
              <text:list-item>
                <text:p><text:span text:style-name="T3">Roughly a week of full-time work</text:span></text:p>
              </text:list-item>
              <text:list-item>
                <text:p><text:span text:style-name="T3">Does not need to be hugely long code, </text:span><text:span text:style-name="T3"><text:line-break/></text:span><text:span text:style-name="T3">but do deliver more than 10 lines. ;)</text:span></text:p>
              </text:list-item>
              <text:list-item>
                <text:p><text:span text:style-name="T3">I need to be able to run it with reasonable effort. </text:span><text:span text:style-name="T3"><text:line-break/></text:span><text:span text:style-name="T3">So does the external censor.</text:span></text:p>
              </text:list-item>
              <text:list-item>
                <text:p><text:span text:style-name="T3">It needs to do (most of) what it says it does.</text:span></text:p>
              </text:list-item>
              <text:list-item>
                <text:p><text:span text:style-name="T3">Use what packages you like but don’t overdo it.</text:span></text:p>
              </text:list-item>
              <text:list-item>
                <text:p text:style-name="P8"><text:span text:style-name="T3">There aren’t a ton of outrageous scientific errors in the cod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Style &amp; Documentation</text:p>
          </draw:text-box>
        </draw:frame>
        <draw:frame presentation:style-name="pr7" draw:text-style-name="P1" draw:layer="layout" svg:width="24.001cm" svg:height="9.135cm" svg:x="1.999cm" svg:y="4.499cm" presentation:class="outline">
          <draw:text-box>
            <text:list text:style-name="L3">
              <text:list-item>
                <text:p><text:span text:style-name="T3">Code can be read and understood reasonably</text:span></text:p>
              </text:list-item>
              <text:list-item>
                <text:p><text:span text:style-name="T3">Every function has a decent Docstring explaining what it does and how it does it</text:span></text:p>
              </text:list-item>
              <text:list-item>
                <text:p><text:span text:style-name="T3">Comments explain complex / unusual parts</text:span></text:p>
              </text:list-item>
              <text:list-item>
                <text:p><text:span text:style-name="T3">I can run it on other data without consulting you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8cm" svg:height="2.63cm" svg:x="1.999cm" svg:y="0.626cm" presentation:class="title">
          <draw:text-box>
            <text:p>Extra requirements PhD (and above)</text:p>
          </draw:text-box>
        </draw:frame>
        <draw:frame presentation:style-name="pr7" draw:text-style-name="P1" draw:layer="layout" svg:width="24.001cm" svg:height="9.135cm" svg:x="1.999cm" svg:y="4.499cm" presentation:class="outline">
          <draw:text-box>
            <text:list text:style-name="L3">
              <text:list-item>
                <text:p text:style-name="P8"><text:span text:style-name="T3">Code is reasonably refactored and maintainable</text:span></text:p>
              </text:list-item>
              <text:list-item>
                <text:p><text:span text:style-name="T3">Have a few tests if appropriate, sanity checks otherwise </text:span><text:span text:style-name="T3"><text:line-break/></text:span><text:span text:style-name="T3">(if you can’t include them, note how you could check for </text:span><text:span text:style-name="T3">correctness or consistency of the pipeline)</text:span></text:p>
              </text:list-item>
              <text:list-item>
                <text:p><text:span text:style-name="T3">Document the code sufficiently for your successors / future </text:span><text:span text:style-name="T3">self in 2 years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8cm" svg:height="2.63cm" svg:x="1.999cm" svg:y="0.626cm" presentation:class="title">
          <draw:text-box>
            <text:p>Most important requirements</text:p>
          </draw:text-box>
        </draw:frame>
        <draw:frame presentation:style-name="pr7" draw:layer="layout" svg:width="24.001cm" svg:height="9.135cm" svg:x="1.999cm" svg:y="4.499cm" presentation:class="outline">
          <draw:text-box>
            <text:list text:style-name="L3">
              <text:list-item>
                <text:p>Learn something new while coding</text:p>
              </text:list-item>
              <text:list-item>
                <text:p>Have fun!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2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1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Noto Sans Devanagari" svg:font-family="'Noto Sans Devanagari'" style:font-family-generic="system" style:font-pitch="variable"/>
    <style:font-face style:name="Noto Sans Regular4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1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5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3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4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4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5.9000015258789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1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4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Impress-title" draw:layer="backgroundobjects" svg:width="23.8cm" svg:height="3cm" svg:x="2.198cm" svg:y="8.549cm" presentation:class="title" presentation:placeholder="true">
        <draw:text-box/>
      </draw:frame>
      <draw:frame presentation:style-name="Impress-outline1" draw:layer="backgroundobjects" svg:width="23.8cm" svg:height="2.048cm" svg:x="2.198cm" svg:y="12.299cm" presentation:class="outline" presentation:placeholder="true">
        <draw:text-box/>
      </draw:frame>
      <draw:frame presentation:style-name="Mpr1" draw:text-style-name="MP2" draw:layer="backgroundobjects" svg:width="6.523cm" svg:height="1.087cm" svg:x="1.4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7cm" svg:x="9.574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7cm" svg:x="20.074cm" svg:y="14.345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8cm" svg:height="2.63cm" svg:x="1.999cm" svg:y="0.626cm" presentation:class="title" presentation:placeholder="true">
        <draw:text-box/>
      </draw:frame>
      <draw:frame presentation:style-name="Impress1-outline1" draw:layer="backgroundobjects" svg:width="24.001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7cm" svg:x="1.4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7cm" svg:x="9.574cm" svg:y="14.346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087cm" svg:x="20.074cm" svg:y="14.346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2.25cm" svg:x="0cm" svg:y="0.59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02T11:40:33.137439197</meta:creation-date>
    <meta:editing-duration>PT15H36M55S</meta:editing-duration>
    <meta:editing-cycles>131</meta:editing-cycles>
    <meta:generator>LibreOffice/6.4.2.2$Linux_X86_64 LibreOffice_project/40$Build-2</meta:generator>
    <dc:title>Impress</dc:title>
    <dc:date>2020-04-14T16:11:21.897447259</dc:date>
    <meta:document-statistic meta:object-count="94"/>
    <meta:template xlink:type="simple" xlink:actuate="onRequest" xlink:title="Impress" xlink:href="../../../../../../../usr/lib/libreoffice/share/template/common/presnt/Impress.otp" meta:date="2020-03-02T11:40:32.405713877"/>
  </office:meta>
</office:document-meta>
</file>